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9pt" style:font-size-asian="9pt" style:font-size-complex="9pt"/>
    </style:style>
    <style:style style:name="P2" style:family="paragraph" style:parent-style-name="Preformatted_20_Text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Preformatted_20_Text">
      <style:text-properties fo:font-size="9pt" style:font-size-asian="9pt" style:font-size-complex="9pt"/>
    </style:style>
    <style:style style:name="P4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officeooo:rsid="0020b2e9"/>
    </style:style>
    <style:style style:name="gr1" style:family="graphic">
      <style:graphic-properties draw:stroke="none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rish Rover</text:p>
      <text:p text:style-name="P2">Traditional<text:tab/><text:tab/><text:tab/><text:tab/><text:tab/><text:tab/><text:tab/><text:span text:style-name="T1">140</text:span></text:p>
      <text:p text:style-name="P3"><draw:frame text:anchor-type="paragraph" draw:z-index="0" draw:style-name="gr1" draw:text-style-name="P5" svg:width="3.848cm" svg:height="5.292cm" svg:x="10.751cm" svg:y="0.254cm"><draw:text-box><text:p>C F C G</text:p><text:p>C F C G C</text:p><text:p>C G C G</text:p></draw:text-box></draw:frame></text:p>
      <text:p text:style-name="P1">On the Fourth of July, 1806<text:line-break/>We set sail from the sweet Cobh of Cork <text:line-break/>We were sailing away with a cargo of bricks<text:line-break/>For the Grand City Hall in New York<text:line-break/>'Twas a wonderful craft<text:line-break/>She was rigged fore and aft<text:line-break/>And oh, how the wild wind drove her<text:line-break/>She stood several blasts<text:line-break/>She had twenty seven masts<text:line-break/>And they called her The Irish Rover<text:line-break/><text:line-break/>We had one million bags of the best Sligo rags<text:line-break/>We had two million barrels of stones<text:line-break/>We had three million sides of old nanny goate tails<text:line-break/>We had four million barrels of bones<text:line-break/>We had five million hogs<text:line-break/>six million dogs<text:line-break/>Seven million barrels of porter<text:line-break/>We had eight million barrels of old blind horses hides'<text:line-break/>In the hold of the Irish Rover<text:line-break/><text:line-break/>There was awl Mickey Coote<text:line-break/>Who played hard on his flute<text:line-break/>And the ladies lined up for a set<text:line-break/>He would tootle with skill<text:line-break/>For each sparkling quadrille<text:line-break/>Though the dancers were fluther'd and bet<text:line-break/>With his smart witty talk<text:line-break/>He was cock of the walk<text:line-break/>As he rolled the dames under and over<text:line-break/>They all knew at a glance<text:line-break/>When he took up his stance<text:line-break/>That he sailed in The Irish Rover<text:line-break/><text:line-break/>There was Barney McGee<text:line-break/>From the banks of the Lee<text:line-break/>There was Hogan from County Tyrone<text:line-break/>There was Johnny McGurk<text:line-break/>Who was scared stiff of work<text:line-break/>And a man from Westmeath called Malone<text:line-break/>There was Slugger O'Toole<text:line-break/>Who was drunk as a rule<text:line-break/>And Fighting Bill Tracy from Dover<text:line-break/>And your man, Mick McCann<text:line-break/>From the banks of the Bann<text:line-break/>Was the skipper of the Irish Rover<text:line-break/><text:line-break/>For a sailor its' always a bother in life<text:line-break/>It's so lonesome by night and by day<text:line-break/>That he longs for the shore <text:line-break/>and a charming young whore <text:line-break/>Who will melt all his troubles away<text:line-break/>Oh, the noise and the rout<text:line-break/>Swillin' poiteen and stout<text:line-break/>For him soon the torment's over<text:line-break/>Of the love of a maid he is never afraid<text:line-break/>An old salt from the Irish Rover<text:line-break/><text:line-break/>We had sailed seven years<text:line-break/>When the measles broke out<text:line-break/>And the ship lost its way in the fog<text:line-break/>And that whale of a crew<text:line-break/>Was reduced down to two<text:line-break/>Just myself and the Captain's old dog<text:line-break/>Then the ship struck a rock<text:line-break/>Oh Lord! what a shock<text:line-break/>The bulkhead was turned right over<text:line-break/>Turned nine times around<text:line-break/>And the poor old dog was drowned (1,2,3!)<text:line-break/>I'm the last of The Irish Ro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3cm" fo:margin-bottom="0.543cm" fo:margin-left="3.632cm" fo:margin-right="1.99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1-30T10:32:38</meta:creation-date>
    <dc:date>2017-12-07T18:03:20.995425440</dc:date>
    <dc:creator>benutzer </dc:creator>
    <meta:editing-duration>PT6H5M2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415" meta:character-count="2100" meta:non-whitespace-character-count="1674"/>
  </office:meta>
</office:document-meta>
</file>